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2.1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5" style:family="table-cell" style:parent-style-name="Default" style:data-style-name="N104"/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ce1"/>
        <table:table-column table:style-name="co3" table:default-cell-style-name="ce3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Y BUILD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cost per item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item link/name</text:p>
          </table:table-cell>
          <table:table-cell/>
          <table:table-cell office:value-type="string" calcext:value-type="string">
            <text:p>part picker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herboard</text:p>
          </table:table-cell>
          <table:table-cell office:value-type="currency" office:currency="USD" office:value="93.97" calcext:value-type="currency">
            <text:p>$93.97</text:p>
          </table:table-cell>
          <table:table-cell table:formula="of:=[.C3]*[.A3]" office:value-type="currency" office:currency="USD" office:value="93.97" calcext:value-type="currency">
            <text:p>$93.97</text:p>
          </table:table-cell>
          <table:table-cell office:value-type="string" calcext:value-type="string">
            <text:p><text:a xlink:href="http://pcpartpicker.com/part/msi-motherboard-970gaming" xlink:type="simple">MSI 970 GAMING ATX AM3+ Motherboard</text:a></text:p>
          </table:table-cell>
          <table:table-cell/>
          <table:table-cell office:value-type="string" calcext:value-type="string">
            <text:p>http://pcpartpicker.com/p/2P3zQ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u</text:p>
          </table:table-cell>
          <table:table-cell office:value-type="currency" office:currency="USD" office:value="89.99" calcext:value-type="currency">
            <text:p>$89.99</text:p>
          </table:table-cell>
          <table:table-cell table:formula="of:=[.C4]*[.A4]" office:value-type="currency" office:currency="USD" office:value="89.99" calcext:value-type="currency">
            <text:p>$89.99</text:p>
          </table:table-cell>
          <table:table-cell office:value-type="string" calcext:value-type="string">
            <text:p><text:a xlink:href="http://pcpartpicker.com/part/amd-cpu-fd6300wmhkbox" xlink:type="simple">AMD FX-6300 3.5GHz 6-Core Processor</text:a>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m</text:p>
          </table:table-cell>
          <table:table-cell office:value-type="currency" office:currency="USD" office:value="43.49" calcext:value-type="currency">
            <text:p>$43.49</text:p>
          </table:table-cell>
          <table:table-cell table:formula="of:=[.C5]*[.A5]" office:value-type="currency" office:currency="USD" office:value="86.98" calcext:value-type="currency">
            <text:p>$86.98</text:p>
          </table:table-cell>
          <table:table-cell office:value-type="string" calcext:value-type="string">
            <text:p><text:a xlink:href="http://pcpartpicker.com/part/kingston-memory-hx318c10fbk28" xlink:type="simple">Kingston HyperX Fury Black 8GB (2 x 4GB) DDR3-1866 Memory</text:a>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d drive</text:p>
          </table:table-cell>
          <table:table-cell office:value-type="currency" office:currency="USD" office:value="77.99" calcext:value-type="currency">
            <text:p>$77.99</text:p>
          </table:table-cell>
          <table:table-cell table:formula="of:=[.C6]*[.A6]" office:value-type="currency" office:currency="USD" office:value="77.99" calcext:value-type="currency">
            <text:p>$77.99</text:p>
          </table:table-cell>
          <table:table-cell office:value-type="string" calcext:value-type="string">
            <text:p><text:a xlink:href="http://pcpartpicker.com/part/samsung-internal-hard-drive-mz75e250bam" xlink:type="simple">Samsung 850 EVO-Series 250GB 2.5" Solid State Drive</text:a>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u cooler</text:p>
          </table:table-cell>
          <table:table-cell office:value-type="currency" office:currency="USD" office:value="29.98" calcext:value-type="currency">
            <text:p>$29.98</text:p>
          </table:table-cell>
          <table:table-cell table:formula="of:=[.C7]*[.A7]" office:value-type="currency" office:currency="USD" office:value="29.98" calcext:value-type="currency">
            <text:p>$29.98</text:p>
          </table:table-cell>
          <table:table-cell office:value-type="string" calcext:value-type="string">
            <text:p><text:a xlink:href="http://pcpartpicker.com/part/cooler-master-cpu-cooler-rr212e20pkr2" xlink:type="simple">Cooler Master Hyper 212 EVO 82.9 CFM Sleeve Bearing CPU Cooler</text:a>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deocard</text:p>
          </table:table-cell>
          <table:table-cell office:value-type="currency" office:currency="USD" office:value="129.99" calcext:value-type="currency">
            <text:p>$129.99</text:p>
          </table:table-cell>
          <table:table-cell table:formula="of:=[.C8]*[.A8]" office:value-type="currency" office:currency="USD" office:value="129.99" calcext:value-type="currency">
            <text:p>$129.99</text:p>
          </table:table-cell>
          <table:table-cell office:value-type="string" calcext:value-type="string">
            <text:p><text:a xlink:href="http://pcpartpicker.com/part/msi-video-card-n750titf2gd5oc" xlink:type="simple">MSI GeForce GTX 750 Ti 2GB TWIN FROZR Video Card</text:a>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supply</text:p>
          </table:table-cell>
          <table:table-cell office:value-type="currency" office:currency="USD" office:value="64.99" calcext:value-type="currency">
            <text:p>$64.99</text:p>
          </table:table-cell>
          <table:table-cell table:formula="of:=[.C9]*[.A9]" office:value-type="currency" office:currency="USD" office:value="64.99" calcext:value-type="currency">
            <text:p>$64.99</text:p>
          </table:table-cell>
          <table:table-cell office:value-type="string" calcext:value-type="string">
            <text:p><text:a xlink:href="http://pcpartpicker.com/part/corsair-power-supply-cx600m" xlink:type="simple">Corsair CX 600W 80+ Bronze Certified Semi-Modular ATX Power Supply</text:a>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e </text:p>
          </table:table-cell>
          <table:table-cell office:value-type="currency" office:currency="USD" office:value="55.99" calcext:value-type="currency">
            <text:p>$55.99</text:p>
          </table:table-cell>
          <table:table-cell table:formula="of:=[.C10]*[.A10]" office:value-type="currency" office:currency="USD" office:value="55.99" calcext:value-type="currency">
            <text:p>$55.99</text:p>
          </table:table-cell>
          <table:table-cell office:value-type="string" calcext:value-type="string">
            <text:p><text:a xlink:href="http://pcpartpicker.com/part/corsair-case-200r" xlink:type="simple">Corsair 200R ATX Mid Tower Case</text:a>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s</text:p>
          </table:table-cell>
          <table:table-cell office:value-type="currency" office:currency="USD" office:value="125.28" calcext:value-type="currency">
            <text:p>$125.28</text:p>
          </table:table-cell>
          <table:table-cell table:formula="of:=[.C11]*[.A11]" office:value-type="currency" office:currency="USD" office:value="125.28" calcext:value-type="currency">
            <text:p>$125.28</text:p>
          </table:table-cell>
          <table:table-cell office:value-type="string" calcext:value-type="string">
            <text:p><text:a xlink:href="http://pcpartpicker.com/part/microsoft-os-fqc08930" xlink:type="simple">Microsoft Windows 10 Pro OEM (64-bit)</text:a>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tical drive</text:p>
          </table:table-cell>
          <table:table-cell office:value-type="currency" office:currency="USD" office:value="18.88" calcext:value-type="currency">
            <text:p>$18.88</text:p>
          </table:table-cell>
          <table:table-cell table:formula="of:=[.C12]*[.A12]" office:value-type="currency" office:currency="USD" office:value="18.88" calcext:value-type="currency">
            <text:p>$18.88</text:p>
          </table:table-cell>
          <table:table-cell office:value-type="string" calcext:value-type="string">
            <text:p><text:a xlink:href="http://pcpartpicker.com/part/asus-optical-drive-drw24b1stblkbas" xlink:type="simple">Asus DRW-24B1ST/BLK/B/AS DVD/CD Writer</text:a>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se fan</text:p>
          </table:table-cell>
          <table:table-cell office:value-type="currency" office:currency="USD" office:value="18.98" calcext:value-type="currency">
            <text:p>$18.98</text:p>
          </table:table-cell>
          <table:table-cell table:formula="of:=[.C13]*[.A13]" office:value-type="currency" office:currency="USD" office:value="18.98" calcext:value-type="currency">
            <text:p>$18.98</text:p>
          </table:table-cell>
          <table:table-cell office:value-type="string" calcext:value-type="string">
            <text:p><text:a xlink:href="http://pcpartpicker.com/part/corsair-case-fan-co9050009ww" xlink:type="simple">Corsair Air Series AF140 Quiet Edition 67.8 CFM 140mm Fan</text:a>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i-virus</text:p>
          </table:table-cell>
          <table:table-cell office:value-type="currency" office:currency="USD" office:value="29.99" calcext:value-type="currency">
            <text:p>$29.99</text:p>
          </table:table-cell>
          <table:table-cell table:formula="of:=[.C14]*[.A14]" office:value-type="currency" office:currency="USD" office:value="29.99" calcext:value-type="currency">
            <text:p>$29.99</text:p>
          </table:table-cell>
          <table:table-cell office:value-type="string" calcext:value-type="string">
            <text:p><text:a xlink:href="http://pcpartpicker.com/part/avg-software-8130182" xlink:type="simple">AVG AntiVirus 2016 (1 Year Subscription)</text:a>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total</text:p>
          </table:table-cell>
          <table:table-cell table:formula="of:=[.D3]+[.D4]+[.D5]+[.D6]+[.D7]+[.D8]+[.D9]+[.D10]+[.D11]+[.D12]+[.D13]+[.D14]" office:value-type="currency" office:currency="USD" office:value="823.01" calcext:value-type="currency">
            <text:p>$823.0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mail in rebates</text:p>
          </table:table-cell>
          <table:table-cell table:formula="of:=[.D15]-40" office:value-type="currency" office:currency="USD" office:value="783.01" calcext:value-type="currency">
            <text:p>$783.01</text:p>
          </table:table-cell>
          <table:table-cell table:style-name="ce4" office:value-type="currency" office:currency="USD" office:value="-40" calcext:value-type="currency">
            <text:p>-$40.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09:44:40.421428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dorris</meta:initial-creator>
    <meta:creation-date>2015-12-08T08:59:48.475745065</meta:creation-date>
    <dc:date>2015-12-08T09:25:10.393071620</dc:date>
    <dc:creator>justin dorris</dc:creator>
    <meta:editing-duration>PT11M55S</meta:editing-duration>
    <meta:editing-cycles>2</meta:editing-cycles>
    <meta:generator>LibreOffice/4.3.7.2$Linux_X86_64 LibreOffice_project/430$Build-2</meta:generator>
    <meta:document-statistic meta:table-count="1" meta:cell-count="73" meta:object-count="0"/>
  </office:meta>
</office:document-meta>
</file>